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06.9pt" svg:height="556.33pt" svg:x="702.45pt" svg:y="8.48pt">
            <loext:p draw:notify-on-update-of-ranges="Sheet1.O2:Sheet1.O2 Sheet1.J18:Sheet1.J33 Sheet1.D18:Sheet1.D33 Sheet1.O5:Sheet1.O5 Sheet1.J1:Sheet1.J16 Sheet1.D18:Sheet1.D33 Sheet1.O3:Sheet1.O3 Sheet1.J36:Sheet1.J51 Sheet1.D18:Sheet1.D33 Sheet1.O4:Sheet1.O4 Sheet1.J54:Sheet1.J69 Sheet1.D18:Sheet1.D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chann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p</text:p>
          </table:table-cell>
          <table:table-cell office:value-type="float" office:value="0.0260009" calcext:value-type="float">
            <text:p>0.0260009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09" calcext:value-type="float">
            <text:p>2.51109E-05</text:p>
          </table:table-cell>
          <table:table-cell/>
          <table:table-cell table:formula="of:=([.H1]-[.F1])*1000000000" office:value-type="float" office:value="10.3999999999991" calcext:value-type="float">
            <text:p>10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</text:p>
          </table:table-cell>
          <table:table-cell office:value-type="float" office:value="0.0345809" calcext:value-type="float">
            <text:p>0.0345809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06" calcext:value-type="float">
            <text:p>2.51106E-05</text:p>
          </table:table-cell>
          <table:table-cell/>
          <table:table-cell table:formula="of:=([.H2]-[.F2])*1000000000" office:value-type="float" office:value="10.0999999999984" calcext:value-type="float">
            <text:p>10.1</text:p>
          </table:table-cell>
          <table:table-cell table:number-columns-repeated="4"/>
          <table:table-cell office:value-type="string" calcext:value-type="string">
            <text:p>2 Diff Amps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p</text:p>
          </table:table-cell>
          <table:table-cell office:value-type="float" office:value="0.0459923" calcext:value-type="float">
            <text:p>0.0459923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03" calcext:value-type="float">
            <text:p>2.51103E-05</text:p>
          </table:table-cell>
          <table:table-cell/>
          <table:table-cell table:formula="of:=([.H3]-[.F3])*1000000000" office:value-type="float" office:value="9.79999999999438" calcext:value-type="float">
            <text:p>9.8</text:p>
          </table:table-cell>
          <table:table-cell table:number-columns-repeated="4"/>
          <table:table-cell office:value-type="string" calcext:value-type="string">
            <text:p>3 Diff Amps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p</text:p>
          </table:table-cell>
          <table:table-cell office:value-type="float" office:value="0.0611695" calcext:value-type="float">
            <text:p>0.0611695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" calcext:value-type="float">
            <text:p>0.00002511</text:p>
          </table:table-cell>
          <table:table-cell/>
          <table:table-cell table:formula="of:=([.H4]-[.F4])*1000000000" office:value-type="float" office:value="9.49999999999711" calcext:value-type="float">
            <text:p>9.5</text:p>
          </table:table-cell>
          <table:table-cell table:number-columns-repeated="4"/>
          <table:table-cell office:value-type="string" calcext:value-type="string">
            <text:p>4 Diff Amps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p</text:p>
          </table:table-cell>
          <table:table-cell office:value-type="float" office:value="0.0813551" calcext:value-type="float">
            <text:p>0.0813551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097" calcext:value-type="float">
            <text:p>2.51097E-05</text:p>
          </table:table-cell>
          <table:table-cell/>
          <table:table-cell table:formula="of:=([.H5]-[.F5])*1000000000" office:value-type="float" office:value="9.19999999999646" calcext:value-type="float">
            <text:p>9.2</text:p>
          </table:table-cell>
          <table:table-cell table:number-columns-repeated="4"/>
          <table:table-cell office:value-type="string" calcext:value-type="string">
            <text:p>1 Diff Amp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p</text:p>
          </table:table-cell>
          <table:table-cell office:value-type="float" office:value="0.108202" calcext:value-type="float">
            <text:p>0.108202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095" calcext:value-type="float">
            <text:p>2.51095E-05</text:p>
          </table:table-cell>
          <table:table-cell/>
          <table:table-cell table:formula="of:=([.H6]-[.F6])*1000000000" office:value-type="float" office:value="8.99999999999941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p</text:p>
          </table:table-cell>
          <table:table-cell office:value-type="float" office:value="0.143908" calcext:value-type="float">
            <text:p>0.143908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092" calcext:value-type="float">
            <text:p>2.51092E-05</text:p>
          </table:table-cell>
          <table:table-cell/>
          <table:table-cell table:formula="of:=([.H7]-[.F7])*1000000000" office:value-type="float" office:value="8.69999999999875" calcext:value-type="float">
            <text:p>8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p</text:p>
          </table:table-cell>
          <table:table-cell office:value-type="float" office:value="0.191398" calcext:value-type="float">
            <text:p>0.191398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091" calcext:value-type="float">
            <text:p>2.51091E-05</text:p>
          </table:table-cell>
          <table:table-cell/>
          <table:table-cell table:formula="of:=([.H8]-[.F8])*1000000000" office:value-type="float" office:value="8.59999999999853" calcext:value-type="float">
            <text:p>8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p</text:p>
          </table:table-cell>
          <table:table-cell office:value-type="float" office:value="0.254559" calcext:value-type="float">
            <text:p>0.254559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09" calcext:value-type="float">
            <text:p>0.000025109</text:p>
          </table:table-cell>
          <table:table-cell/>
          <table:table-cell table:formula="of:=([.H9]-[.F9])*1000000000" office:value-type="float" office:value="8.49999999999492" calcext:value-type="float">
            <text:p>8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p</text:p>
          </table:table-cell>
          <table:table-cell office:value-type="float" office:value="0.338563" calcext:value-type="float">
            <text:p>0.338563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089" calcext:value-type="float">
            <text:p>2.51089E-05</text:p>
          </table:table-cell>
          <table:table-cell/>
          <table:table-cell table:formula="of:=([.H10]-[.F10])*1000000000" office:value-type="float" office:value="8.3999999999947" calcext:value-type="float">
            <text:p>8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p</text:p>
          </table:table-cell>
          <table:table-cell office:value-type="float" office:value="0.450288" calcext:value-type="float">
            <text:p>0.450288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089" calcext:value-type="float">
            <text:p>2.51089E-05</text:p>
          </table:table-cell>
          <table:table-cell/>
          <table:table-cell table:formula="of:=([.H11]-[.F11])*1000000000" office:value-type="float" office:value="8.3999999999947" calcext:value-type="float">
            <text:p>8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mp</text:p>
          </table:table-cell>
          <table:table-cell office:value-type="float" office:value="0.598883" calcext:value-type="float">
            <text:p>0.598883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089" calcext:value-type="float">
            <text:p>2.51089E-05</text:p>
          </table:table-cell>
          <table:table-cell/>
          <table:table-cell table:formula="of:=([.H12]-[.F12])*1000000000" office:value-type="float" office:value="8.3999999999947" calcext:value-type="float">
            <text:p>8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p</text:p>
          </table:table-cell>
          <table:table-cell office:value-type="float" office:value="0.796514" calcext:value-type="float">
            <text:p>0.796514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089" calcext:value-type="float">
            <text:p>2.51089E-05</text:p>
          </table:table-cell>
          <table:table-cell/>
          <table:table-cell table:formula="of:=([.H13]-[.F13])*1000000000" office:value-type="float" office:value="8.3999999999947" calcext:value-type="float">
            <text:p>8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mp</text:p>
          </table:table-cell>
          <table:table-cell office:value-type="float" office:value="1.05936" calcext:value-type="float">
            <text:p>1.05936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091" calcext:value-type="float">
            <text:p>2.51091E-05</text:p>
          </table:table-cell>
          <table:table-cell/>
          <table:table-cell table:formula="of:=([.H14]-[.F14])*1000000000" office:value-type="float" office:value="8.59999999999853" calcext:value-type="float">
            <text:p>8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mp</text:p>
          </table:table-cell>
          <table:table-cell office:value-type="float" office:value="1.40895" calcext:value-type="float">
            <text:p>1.40895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092" calcext:value-type="float">
            <text:p>2.51092E-05</text:p>
          </table:table-cell>
          <table:table-cell/>
          <table:table-cell table:formula="of:=([.H15]-[.F15])*1000000000" office:value-type="float" office:value="8.69999999999875" calcext:value-type="float">
            <text:p>8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p</text:p>
          </table:table-cell>
          <table:table-cell office:value-type="float" office:value="1.87391" calcext:value-type="float">
            <text:p>1.87391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094" calcext:value-type="float">
            <text:p>2.51094E-05</text:p>
          </table:table-cell>
          <table:table-cell/>
          <table:table-cell table:formula="of:=([.H16]-[.F16])*1000000000" office:value-type="float" office:value="8.89999999999919" calcext:value-type="float">
            <text:p>8.9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p</text:p>
          </table:table-cell>
          <table:table-cell office:value-type="float" office:value="0.0260009" calcext:value-type="float">
            <text:p>0.0260009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21" calcext:value-type="float">
            <text:p>2.51121E-05</text:p>
          </table:table-cell>
          <table:table-cell/>
          <table:table-cell table:formula="of:=([.H18]-[.F18])*1000000000" office:value-type="float" office:value="11.5999999999983" calcext:value-type="float">
            <text:p>11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</text:p>
          </table:table-cell>
          <table:table-cell office:value-type="float" office:value="0.0345809" calcext:value-type="float">
            <text:p>0.0345809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19" calcext:value-type="float">
            <text:p>2.51119E-05</text:p>
          </table:table-cell>
          <table:table-cell/>
          <table:table-cell table:formula="of:=([.H19]-[.F19])*1000000000" office:value-type="float" office:value="11.3999999999979" calcext:value-type="float">
            <text:p>11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p</text:p>
          </table:table-cell>
          <table:table-cell office:value-type="float" office:value="0.0459923" calcext:value-type="float">
            <text:p>0.0459923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17" calcext:value-type="float">
            <text:p>2.51117E-05</text:p>
          </table:table-cell>
          <table:table-cell/>
          <table:table-cell table:formula="of:=([.H20]-[.F20])*1000000000" office:value-type="float" office:value="11.1999999999975" calcext:value-type="float">
            <text:p>11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p</text:p>
          </table:table-cell>
          <table:table-cell office:value-type="float" office:value="0.0611695" calcext:value-type="float">
            <text:p>0.0611695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15" calcext:value-type="float">
            <text:p>2.51115E-05</text:p>
          </table:table-cell>
          <table:table-cell/>
          <table:table-cell table:formula="of:=([.H21]-[.F21])*1000000000" office:value-type="float" office:value="10.9999999999936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p</text:p>
          </table:table-cell>
          <table:table-cell office:value-type="float" office:value="0.0813551" calcext:value-type="float">
            <text:p>0.0813551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14" calcext:value-type="float">
            <text:p>2.51114E-05</text:p>
          </table:table-cell>
          <table:table-cell/>
          <table:table-cell table:formula="of:=([.H22]-[.F22])*1000000000" office:value-type="float" office:value="10.9000000000002" calcext:value-type="float">
            <text:p>10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p</text:p>
          </table:table-cell>
          <table:table-cell office:value-type="float" office:value="0.108202" calcext:value-type="float">
            <text:p>0.108202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13" calcext:value-type="float">
            <text:p>2.51113E-05</text:p>
          </table:table-cell>
          <table:table-cell/>
          <table:table-cell table:formula="of:=([.H23]-[.F23])*1000000000" office:value-type="float" office:value="10.7999999999966" calcext:value-type="float">
            <text:p>10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p</text:p>
          </table:table-cell>
          <table:table-cell office:value-type="float" office:value="0.143908" calcext:value-type="float">
            <text:p>0.143908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12" calcext:value-type="float">
            <text:p>2.51112E-05</text:p>
          </table:table-cell>
          <table:table-cell/>
          <table:table-cell table:formula="of:=([.H24]-[.F24])*1000000000" office:value-type="float" office:value="10.6999999999964" calcext:value-type="float">
            <text:p>10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p</text:p>
          </table:table-cell>
          <table:table-cell office:value-type="float" office:value="0.191398" calcext:value-type="float">
            <text:p>0.191398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11" calcext:value-type="float">
            <text:p>2.51111E-05</text:p>
          </table:table-cell>
          <table:table-cell/>
          <table:table-cell table:formula="of:=([.H25]-[.F25])*1000000000" office:value-type="float" office:value="10.5999999999961" calcext:value-type="float">
            <text:p>10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p</text:p>
          </table:table-cell>
          <table:table-cell office:value-type="float" office:value="0.254559" calcext:value-type="float">
            <text:p>0.254559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11" calcext:value-type="float">
            <text:p>2.51111E-05</text:p>
          </table:table-cell>
          <table:table-cell/>
          <table:table-cell table:formula="of:=([.H26]-[.F26])*1000000000" office:value-type="float" office:value="10.5999999999961" calcext:value-type="float">
            <text:p>10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p</text:p>
          </table:table-cell>
          <table:table-cell office:value-type="float" office:value="0.338563" calcext:value-type="float">
            <text:p>0.338563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11" calcext:value-type="float">
            <text:p>2.51111E-05</text:p>
          </table:table-cell>
          <table:table-cell/>
          <table:table-cell table:formula="of:=([.H27]-[.F27])*1000000000" office:value-type="float" office:value="10.5999999999961" calcext:value-type="float">
            <text:p>10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p</text:p>
          </table:table-cell>
          <table:table-cell office:value-type="float" office:value="0.450288" calcext:value-type="float">
            <text:p>0.450288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11" calcext:value-type="float">
            <text:p>2.51111E-05</text:p>
          </table:table-cell>
          <table:table-cell/>
          <table:table-cell table:formula="of:=([.H28]-[.F28])*1000000000" office:value-type="float" office:value="10.5999999999961" calcext:value-type="float">
            <text:p>10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mp</text:p>
          </table:table-cell>
          <table:table-cell office:value-type="float" office:value="0.598883" calcext:value-type="float">
            <text:p>0.598883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12" calcext:value-type="float">
            <text:p>2.51112E-05</text:p>
          </table:table-cell>
          <table:table-cell/>
          <table:table-cell table:formula="of:=([.H29]-[.F29])*1000000000" office:value-type="float" office:value="10.6999999999964" calcext:value-type="float">
            <text:p>10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p</text:p>
          </table:table-cell>
          <table:table-cell office:value-type="float" office:value="0.796514" calcext:value-type="float">
            <text:p>0.796514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13" calcext:value-type="float">
            <text:p>2.51113E-05</text:p>
          </table:table-cell>
          <table:table-cell/>
          <table:table-cell table:formula="of:=([.H30]-[.F30])*1000000000" office:value-type="float" office:value="10.7999999999966" calcext:value-type="float">
            <text:p>10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mp</text:p>
          </table:table-cell>
          <table:table-cell office:value-type="float" office:value="1.05936" calcext:value-type="float">
            <text:p>1.05936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16" calcext:value-type="float">
            <text:p>2.51116E-05</text:p>
          </table:table-cell>
          <table:table-cell/>
          <table:table-cell table:formula="of:=([.H31]-[.F31])*1000000000" office:value-type="float" office:value="11.1000000000006" calcext:value-type="float">
            <text:p>11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mp</text:p>
          </table:table-cell>
          <table:table-cell office:value-type="float" office:value="1.40895" calcext:value-type="float">
            <text:p>1.40895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18" calcext:value-type="float">
            <text:p>2.51118E-05</text:p>
          </table:table-cell>
          <table:table-cell/>
          <table:table-cell table:formula="of:=([.H32]-[.F32])*1000000000" office:value-type="float" office:value="11.2999999999977" calcext:value-type="float">
            <text:p>11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p</text:p>
          </table:table-cell>
          <table:table-cell office:value-type="float" office:value="1.87391" calcext:value-type="float">
            <text:p>1.87391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2" calcext:value-type="float">
            <text:p>0.000025112</text:p>
          </table:table-cell>
          <table:table-cell/>
          <table:table-cell table:formula="of:=([.H33]-[.F33])*1000000000" office:value-type="float" office:value="11.4999999999981" calcext:value-type="float">
            <text:p>11.5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p</text:p>
          </table:table-cell>
          <table:table-cell office:value-type="float" office:value="0.0260009" calcext:value-type="float">
            <text:p>0.0260009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32" calcext:value-type="float">
            <text:p>2.51132E-05</text:p>
          </table:table-cell>
          <table:table-cell/>
          <table:table-cell table:formula="of:=([.H36]-[.F36])*1000000000" office:value-type="float" office:value="12.7000000000007" calcext:value-type="float">
            <text:p>12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</text:p>
          </table:table-cell>
          <table:table-cell office:value-type="float" office:value="0.0345809" calcext:value-type="float">
            <text:p>0.0345809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3" calcext:value-type="float">
            <text:p>0.000025113</text:p>
          </table:table-cell>
          <table:table-cell/>
          <table:table-cell table:formula="of:=([.H37]-[.F37])*1000000000" office:value-type="float" office:value="12.5000000000003" calcext:value-type="float">
            <text:p>12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p</text:p>
          </table:table-cell>
          <table:table-cell office:value-type="float" office:value="0.0459923" calcext:value-type="float">
            <text:p>0.0459923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29" calcext:value-type="float">
            <text:p>2.51129E-05</text:p>
          </table:table-cell>
          <table:table-cell/>
          <table:table-cell table:formula="of:=([.H38]-[.F38])*1000000000" office:value-type="float" office:value="12.4000000000001" calcext:value-type="float">
            <text:p>12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p</text:p>
          </table:table-cell>
          <table:table-cell office:value-type="float" office:value="0.0611695" calcext:value-type="float">
            <text:p>0.0611695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28" calcext:value-type="float">
            <text:p>2.51128E-05</text:p>
          </table:table-cell>
          <table:table-cell/>
          <table:table-cell table:formula="of:=([.H39]-[.F39])*1000000000" office:value-type="float" office:value="12.2999999999999" calcext:value-type="float">
            <text:p>12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p</text:p>
          </table:table-cell>
          <table:table-cell office:value-type="float" office:value="0.0813551" calcext:value-type="float">
            <text:p>0.0813551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27" calcext:value-type="float">
            <text:p>2.51127E-05</text:p>
          </table:table-cell>
          <table:table-cell/>
          <table:table-cell table:formula="of:=([.H40]-[.F40])*1000000000" office:value-type="float" office:value="12.1999999999996" calcext:value-type="float">
            <text:p>12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p</text:p>
          </table:table-cell>
          <table:table-cell office:value-type="float" office:value="0.108202" calcext:value-type="float">
            <text:p>0.108202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26" calcext:value-type="float">
            <text:p>2.51126E-05</text:p>
          </table:table-cell>
          <table:table-cell/>
          <table:table-cell table:formula="of:=([.H41]-[.F41])*1000000000" office:value-type="float" office:value="12.0999999999994" calcext:value-type="float">
            <text:p>12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p</text:p>
          </table:table-cell>
          <table:table-cell office:value-type="float" office:value="0.143908" calcext:value-type="float">
            <text:p>0.143908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26" calcext:value-type="float">
            <text:p>2.51126E-05</text:p>
          </table:table-cell>
          <table:table-cell/>
          <table:table-cell table:formula="of:=([.H42]-[.F42])*1000000000" office:value-type="float" office:value="12.0999999999994" calcext:value-type="float">
            <text:p>12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p</text:p>
          </table:table-cell>
          <table:table-cell office:value-type="float" office:value="0.191398" calcext:value-type="float">
            <text:p>0.191398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26" calcext:value-type="float">
            <text:p>2.51126E-05</text:p>
          </table:table-cell>
          <table:table-cell/>
          <table:table-cell table:formula="of:=([.H43]-[.F43])*1000000000" office:value-type="float" office:value="12.0999999999994" calcext:value-type="float">
            <text:p>12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p</text:p>
          </table:table-cell>
          <table:table-cell office:value-type="float" office:value="0.254559" calcext:value-type="float">
            <text:p>0.254559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27" calcext:value-type="float">
            <text:p>2.51127E-05</text:p>
          </table:table-cell>
          <table:table-cell/>
          <table:table-cell table:formula="of:=([.H44]-[.F44])*1000000000" office:value-type="float" office:value="12.1999999999996" calcext:value-type="float">
            <text:p>12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p</text:p>
          </table:table-cell>
          <table:table-cell office:value-type="float" office:value="0.338563" calcext:value-type="float">
            <text:p>0.338563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28" calcext:value-type="float">
            <text:p>2.51128E-05</text:p>
          </table:table-cell>
          <table:table-cell/>
          <table:table-cell table:formula="of:=([.H45]-[.F45])*1000000000" office:value-type="float" office:value="12.2999999999999" calcext:value-type="float">
            <text:p>12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p</text:p>
          </table:table-cell>
          <table:table-cell office:value-type="float" office:value="0.450288" calcext:value-type="float">
            <text:p>0.450288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3" calcext:value-type="float">
            <text:p>0.000025113</text:p>
          </table:table-cell>
          <table:table-cell/>
          <table:table-cell table:formula="of:=([.H46]-[.F46])*1000000000" office:value-type="float" office:value="12.5000000000003" calcext:value-type="float">
            <text:p>12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mp</text:p>
          </table:table-cell>
          <table:table-cell office:value-type="float" office:value="0.598883" calcext:value-type="float">
            <text:p>0.598883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34" calcext:value-type="float">
            <text:p>2.51134E-05</text:p>
          </table:table-cell>
          <table:table-cell/>
          <table:table-cell table:formula="of:=([.H47]-[.F47])*1000000000" office:value-type="float" office:value="12.9000000000012" calcext:value-type="float">
            <text:p>12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p</text:p>
          </table:table-cell>
          <table:table-cell office:value-type="float" office:value="0.796514" calcext:value-type="float">
            <text:p>0.796514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4" calcext:value-type="float">
            <text:p>0.000025114</text:p>
          </table:table-cell>
          <table:table-cell/>
          <table:table-cell table:formula="of:=([.H48]-[.F48])*1000000000" office:value-type="float" office:value="13.4999999999991" calcext:value-type="float">
            <text:p>13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mp</text:p>
          </table:table-cell>
          <table:table-cell office:value-type="float" office:value="1.05936" calcext:value-type="float">
            <text:p>1.05936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47" calcext:value-type="float">
            <text:p>2.51147E-05</text:p>
          </table:table-cell>
          <table:table-cell/>
          <table:table-cell table:formula="of:=([.H49]-[.F49])*1000000000" office:value-type="float" office:value="14.2000000000006" calcext:value-type="float">
            <text:p>14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mp</text:p>
          </table:table-cell>
          <table:table-cell office:value-type="float" office:value="1.40895" calcext:value-type="float">
            <text:p>1.40895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54" calcext:value-type="float">
            <text:p>2.51154E-05</text:p>
          </table:table-cell>
          <table:table-cell/>
          <table:table-cell table:formula="of:=([.H50]-[.F50])*1000000000" office:value-type="float" office:value="14.8999999999988" calcext:value-type="float">
            <text:p>14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p</text:p>
          </table:table-cell>
          <table:table-cell office:value-type="float" office:value="1.87391" calcext:value-type="float">
            <text:p>1.87391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61" calcext:value-type="float">
            <text:p>2.51161E-05</text:p>
          </table:table-cell>
          <table:table-cell/>
          <table:table-cell table:formula="of:=([.H51]-[.F51])*1000000000" office:value-type="float" office:value="15.6000000000003" calcext:value-type="float">
            <text:p>15.6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p</text:p>
          </table:table-cell>
          <table:table-cell office:value-type="float" office:value="0.0260009" calcext:value-type="float">
            <text:p>0.0260009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43" calcext:value-type="float">
            <text:p>2.51143E-05</text:p>
          </table:table-cell>
          <table:table-cell/>
          <table:table-cell table:formula="of:=([.H54]-[.F54])*1000000000" office:value-type="float" office:value="13.7999999999998" calcext:value-type="float">
            <text:p>13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</text:p>
          </table:table-cell>
          <table:table-cell office:value-type="float" office:value="0.0345809" calcext:value-type="float">
            <text:p>0.0345809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43" calcext:value-type="float">
            <text:p>2.51143E-05</text:p>
          </table:table-cell>
          <table:table-cell/>
          <table:table-cell table:formula="of:=([.H55]-[.F55])*1000000000" office:value-type="float" office:value="13.7999999999998" calcext:value-type="float">
            <text:p>13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p</text:p>
          </table:table-cell>
          <table:table-cell office:value-type="float" office:value="0.0459923" calcext:value-type="float">
            <text:p>0.0459923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42" calcext:value-type="float">
            <text:p>2.51142E-05</text:p>
          </table:table-cell>
          <table:table-cell/>
          <table:table-cell table:formula="of:=([.H56]-[.F56])*1000000000" office:value-type="float" office:value="13.6999999999995" calcext:value-type="float">
            <text:p>13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p</text:p>
          </table:table-cell>
          <table:table-cell office:value-type="float" office:value="0.0611695" calcext:value-type="float">
            <text:p>0.0611695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41" calcext:value-type="float">
            <text:p>2.51141E-05</text:p>
          </table:table-cell>
          <table:table-cell/>
          <table:table-cell table:formula="of:=([.H57]-[.F57])*1000000000" office:value-type="float" office:value="13.5999999999993" calcext:value-type="float">
            <text:p>13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p</text:p>
          </table:table-cell>
          <table:table-cell office:value-type="float" office:value="0.0813551" calcext:value-type="float">
            <text:p>0.0813551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41" calcext:value-type="float">
            <text:p>2.51141E-05</text:p>
          </table:table-cell>
          <table:table-cell/>
          <table:table-cell table:formula="of:=([.H58]-[.F58])*1000000000" office:value-type="float" office:value="13.5999999999993" calcext:value-type="float">
            <text:p>13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p</text:p>
          </table:table-cell>
          <table:table-cell office:value-type="float" office:value="0.108202" calcext:value-type="float">
            <text:p>0.108202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41" calcext:value-type="float">
            <text:p>2.51141E-05</text:p>
          </table:table-cell>
          <table:table-cell/>
          <table:table-cell table:formula="of:=([.H59]-[.F59])*1000000000" office:value-type="float" office:value="13.5999999999993" calcext:value-type="float">
            <text:p>13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p</text:p>
          </table:table-cell>
          <table:table-cell office:value-type="float" office:value="0.143908" calcext:value-type="float">
            <text:p>0.143908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41" calcext:value-type="float">
            <text:p>2.51141E-05</text:p>
          </table:table-cell>
          <table:table-cell/>
          <table:table-cell table:formula="of:=([.H60]-[.F60])*1000000000" office:value-type="float" office:value="13.5999999999993" calcext:value-type="float">
            <text:p>13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p</text:p>
          </table:table-cell>
          <table:table-cell office:value-type="float" office:value="0.191398" calcext:value-type="float">
            <text:p>0.191398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42" calcext:value-type="float">
            <text:p>2.51142E-05</text:p>
          </table:table-cell>
          <table:table-cell/>
          <table:table-cell table:formula="of:=([.H61]-[.F61])*1000000000" office:value-type="float" office:value="13.6999999999995" calcext:value-type="float">
            <text:p>13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p</text:p>
          </table:table-cell>
          <table:table-cell office:value-type="float" office:value="0.254559" calcext:value-type="float">
            <text:p>0.254559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44" calcext:value-type="float">
            <text:p>2.51144E-05</text:p>
          </table:table-cell>
          <table:table-cell/>
          <table:table-cell table:formula="of:=([.H62]-[.F62])*1000000000" office:value-type="float" office:value="13.9" calcext:value-type="float">
            <text:p>13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p</text:p>
          </table:table-cell>
          <table:table-cell office:value-type="float" office:value="0.338563" calcext:value-type="float">
            <text:p>0.338563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47" calcext:value-type="float">
            <text:p>2.51147E-05</text:p>
          </table:table-cell>
          <table:table-cell/>
          <table:table-cell table:formula="of:=([.H63]-[.F63])*1000000000" office:value-type="float" office:value="14.2000000000006" calcext:value-type="float">
            <text:p>14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p</text:p>
          </table:table-cell>
          <table:table-cell office:value-type="float" office:value="0.450288" calcext:value-type="float">
            <text:p>0.450288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52" calcext:value-type="float">
            <text:p>2.51152E-05</text:p>
          </table:table-cell>
          <table:table-cell/>
          <table:table-cell table:formula="of:=([.H64]-[.F64])*1000000000" office:value-type="float" office:value="14.6999999999984" calcext:value-type="float">
            <text:p>14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mp</text:p>
          </table:table-cell>
          <table:table-cell office:value-type="float" office:value="0.598883" calcext:value-type="float">
            <text:p>0.598883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6" calcext:value-type="float">
            <text:p>0.000025116</text:p>
          </table:table-cell>
          <table:table-cell/>
          <table:table-cell table:formula="of:=([.H65]-[.F65])*1000000000" office:value-type="float" office:value="15.5000000000001" calcext:value-type="float">
            <text:p>15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p</text:p>
          </table:table-cell>
          <table:table-cell office:value-type="float" office:value="0.796514" calcext:value-type="float">
            <text:p>0.796514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69" calcext:value-type="float">
            <text:p>2.51169E-05</text:p>
          </table:table-cell>
          <table:table-cell/>
          <table:table-cell table:formula="of:=([.H66]-[.F66])*1000000000" office:value-type="float" office:value="16.3999999999987" calcext:value-type="float">
            <text:p>16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mp</text:p>
          </table:table-cell>
          <table:table-cell office:value-type="float" office:value="1.05936" calcext:value-type="float">
            <text:p>1.05936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8" calcext:value-type="float">
            <text:p>0.000025118</text:p>
          </table:table-cell>
          <table:table-cell/>
          <table:table-cell table:formula="of:=([.H67]-[.F67])*1000000000" office:value-type="float" office:value="17.5000000000011" calcext:value-type="float">
            <text:p>17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mp</text:p>
          </table:table-cell>
          <table:table-cell office:value-type="float" office:value="1.40895" calcext:value-type="float">
            <text:p>1.40895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92" calcext:value-type="float">
            <text:p>2.51192E-05</text:p>
          </table:table-cell>
          <table:table-cell/>
          <table:table-cell table:formula="of:=([.H68]-[.F68])*1000000000" office:value-type="float" office:value="18.7000000000003" calcext:value-type="float">
            <text:p>18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p</text:p>
          </table:table-cell>
          <table:table-cell office:value-type="float" office:value="1.87391" calcext:value-type="float">
            <text:p>1.87391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202" calcext:value-type="float">
            <text:p>2.51202E-05</text:p>
          </table:table-cell>
          <table:table-cell/>
          <table:table-cell table:formula="of:=([.H69]-[.F69])*1000000000" office:value-type="float" office:value="19.6999999999991" calcext:value-type="float">
            <text:p>19.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3:21:54.942434950</meta:creation-date>
    <dc:date>2017-08-09T14:02:05.256269775</dc:date>
    <meta:editing-duration>PT40M10S</meta:editing-duration>
    <meta:editing-cycles>1</meta:editing-cycles>
    <meta:document-statistic meta:table-count="1" meta:cell-count="580" meta:object-count="1"/>
    <meta:generator>LibreOffice/5.0.6.2$Linux_X86_64 LibreOffice_project/0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939cm" svg:height="19.627cm" xlink:href=".." xlink:type="simple" chart:class="chart:scatter" chart:style-name="ch1">
        <chart:legend chart:legend-position="end" svg:x="22.393cm" svg:y="8.759cm" style:legend-expansion="high" chart:style-name="ch2"/>
        <chart:plot-area chart:style-name="ch3" table:cell-range-address="Sheet1.D18:Sheet1.D33 Sheet1.O2:Sheet1.O4 Sheet1.J18:Sheet1.J33 Sheet1.O5:Sheet1.O5 Sheet1.J1:Sheet1.J16 Sheet1.J36:Sheet1.J51 Sheet1.J54:Sheet1.J69" chart:data-source-has-labels="row" svg:x="1.513cm" svg:y="0.392cm" svg:width="20.382cm" svg:height="17.858cm">
          <chartooo:coordinate-region svg:x="2.138cm" svg:y="0.593cm" svg:width="19.662cm" svg:height="17.006cm"/>
          <chart:axis chart:dimension="x" chart:name="primary-x" chart:style-name="ch4">
            <chart:title svg:x="10.657cm" svg:y="18.642cm" chart:style-name="ch5">
              <text:p>Amplitude (V)</text:p>
            </chart:title>
          </chart:axis>
          <chart:axis chart:dimension="y" chart:name="primary-y" chart:style-name="ch4">
            <chart:title svg:x="0.451cm" svg:y="11.063cm" chart:style-name="ch6">
              <text:p>Propogation Delay (ns)</text:p>
            </chart:title>
            <chart:grid chart:style-name="ch7" chart:class="major"/>
          </chart:axis>
          <chart:series chart:style-name="ch8" chart:values-cell-range-address="Sheet1.J18:Sheet1.J33" chart:label-cell-address="Sheet1.O2:Sheet1.O2" chart:class="chart:scatter">
            <chart:domain table:cell-range-address="Sheet1.D18:Sheet1.D33"/>
            <chart:data-point chart:repeated="16"/>
          </chart:series>
          <chart:series chart:style-name="ch9" chart:values-cell-range-address="Sheet1.J1:Sheet1.J16" chart:label-cell-address="Sheet1.O5:Sheet1.O5" chart:class="chart:scatter">
            <chart:data-point chart:repeated="16"/>
          </chart:series>
          <chart:series chart:style-name="ch10" chart:values-cell-range-address="Sheet1.J36:Sheet1.J51" chart:label-cell-address="Sheet1.O3:Sheet1.O3" chart:class="chart:scatter">
            <chart:data-point chart:repeated="16"/>
          </chart:series>
          <chart:series chart:style-name="ch11" chart:values-cell-range-address="Sheet1.J54:Sheet1.J69" chart:label-cell-address="Sheet1.O4:Sheet1.O4" chart:class="chart:scatte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2 Diff Amps</text:p>
                <draw:g>
                  <svg:desc>Sheet1.O2:Sheet1.O2</svg:desc>
                </draw:g>
              </table:table-cell>
              <table:table-cell office:value-type="string">
                <text:p>1 Diff Amp</text:p>
                <draw:g>
                  <svg:desc>Sheet1.O5:Sheet1.O5</svg:desc>
                </draw:g>
              </table:table-cell>
              <table:table-cell office:value-type="string">
                <text:p>3 Diff Amps</text:p>
                <draw:g>
                  <svg:desc>Sheet1.O3:Sheet1.O3</svg:desc>
                </draw:g>
              </table:table-cell>
              <table:table-cell office:value-type="string">
                <text:p>4 Diff Amps</text:p>
                <draw:g>
                  <svg:desc>Sheet1.O4:Sheet1.O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60009">
                <text:p>0.0260009</text:p>
                <draw:g>
                  <svg:desc>Sheet1.D18:Sheet1.D33</svg:desc>
                </draw:g>
              </table:table-cell>
              <table:table-cell office:value-type="float" office:value="11.5999999999983">
                <text:p>11.5999999999983</text:p>
                <draw:g>
                  <svg:desc>Sheet1.J18:Sheet1.J33</svg:desc>
                </draw:g>
              </table:table-cell>
              <table:table-cell office:value-type="float" office:value="10.3999999999991">
                <text:p>10.3999999999991</text:p>
                <draw:g>
                  <svg:desc>Sheet1.J1:Sheet1.J16</svg:desc>
                </draw:g>
              </table:table-cell>
              <table:table-cell office:value-type="float" office:value="12.7000000000007">
                <text:p>12.7000000000007</text:p>
                <draw:g>
                  <svg:desc>Sheet1.J36:Sheet1.J51</svg:desc>
                </draw:g>
              </table:table-cell>
              <table:table-cell office:value-type="float" office:value="13.7999999999998">
                <text:p>13.7999999999998</text:p>
                <draw:g>
                  <svg:desc>Sheet1.J54:Sheet1.J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45809">
                <text:p>0.0345809</text:p>
              </table:table-cell>
              <table:table-cell office:value-type="float" office:value="11.3999999999979">
                <text:p>11.3999999999979</text:p>
              </table:table-cell>
              <table:table-cell office:value-type="float" office:value="10.0999999999984">
                <text:p>10.0999999999984</text:p>
              </table:table-cell>
              <table:table-cell office:value-type="float" office:value="12.5000000000003">
                <text:p>12.5000000000003</text:p>
              </table:table-cell>
              <table:table-cell office:value-type="float" office:value="13.7999999999998">
                <text:p>13.7999999999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59923">
                <text:p>0.0459923</text:p>
              </table:table-cell>
              <table:table-cell office:value-type="float" office:value="11.1999999999975">
                <text:p>11.1999999999975</text:p>
              </table:table-cell>
              <table:table-cell office:value-type="float" office:value="9.79999999999438">
                <text:p>9.79999999999438</text:p>
              </table:table-cell>
              <table:table-cell office:value-type="float" office:value="12.4000000000001">
                <text:p>12.4000000000001</text:p>
              </table:table-cell>
              <table:table-cell office:value-type="float" office:value="13.6999999999995">
                <text:p>13.69999999999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11695">
                <text:p>0.0611695</text:p>
              </table:table-cell>
              <table:table-cell office:value-type="float" office:value="10.9999999999936">
                <text:p>10.9999999999936</text:p>
              </table:table-cell>
              <table:table-cell office:value-type="float" office:value="9.49999999999711">
                <text:p>9.49999999999711</text:p>
              </table:table-cell>
              <table:table-cell office:value-type="float" office:value="12.2999999999999">
                <text:p>12.2999999999999</text:p>
              </table:table-cell>
              <table:table-cell office:value-type="float" office:value="13.5999999999993">
                <text:p>13.59999999999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13551">
                <text:p>0.0813551</text:p>
              </table:table-cell>
              <table:table-cell office:value-type="float" office:value="10.9000000000002">
                <text:p>10.9000000000002</text:p>
              </table:table-cell>
              <table:table-cell office:value-type="float" office:value="9.19999999999646">
                <text:p>9.19999999999646</text:p>
              </table:table-cell>
              <table:table-cell office:value-type="float" office:value="12.1999999999996">
                <text:p>12.1999999999996</text:p>
              </table:table-cell>
              <table:table-cell office:value-type="float" office:value="13.5999999999993">
                <text:p>13.59999999999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8202">
                <text:p>0.108202</text:p>
              </table:table-cell>
              <table:table-cell office:value-type="float" office:value="10.7999999999966">
                <text:p>10.7999999999966</text:p>
              </table:table-cell>
              <table:table-cell office:value-type="float" office:value="8.99999999999941">
                <text:p>8.99999999999941</text:p>
              </table:table-cell>
              <table:table-cell office:value-type="float" office:value="12.0999999999994">
                <text:p>12.0999999999994</text:p>
              </table:table-cell>
              <table:table-cell office:value-type="float" office:value="13.5999999999993">
                <text:p>13.59999999999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3908">
                <text:p>0.143908</text:p>
              </table:table-cell>
              <table:table-cell office:value-type="float" office:value="10.6999999999964">
                <text:p>10.6999999999964</text:p>
              </table:table-cell>
              <table:table-cell office:value-type="float" office:value="8.69999999999875">
                <text:p>8.69999999999875</text:p>
              </table:table-cell>
              <table:table-cell office:value-type="float" office:value="12.0999999999994">
                <text:p>12.0999999999994</text:p>
              </table:table-cell>
              <table:table-cell office:value-type="float" office:value="13.5999999999993">
                <text:p>13.59999999999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91398">
                <text:p>0.191398</text:p>
              </table:table-cell>
              <table:table-cell office:value-type="float" office:value="10.5999999999961">
                <text:p>10.5999999999961</text:p>
              </table:table-cell>
              <table:table-cell office:value-type="float" office:value="8.59999999999853">
                <text:p>8.59999999999853</text:p>
              </table:table-cell>
              <table:table-cell office:value-type="float" office:value="12.0999999999994">
                <text:p>12.0999999999994</text:p>
              </table:table-cell>
              <table:table-cell office:value-type="float" office:value="13.6999999999995">
                <text:p>13.69999999999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4559">
                <text:p>0.254559</text:p>
              </table:table-cell>
              <table:table-cell office:value-type="float" office:value="10.5999999999961">
                <text:p>10.5999999999961</text:p>
              </table:table-cell>
              <table:table-cell office:value-type="float" office:value="8.49999999999492">
                <text:p>8.49999999999492</text:p>
              </table:table-cell>
              <table:table-cell office:value-type="float" office:value="12.1999999999996">
                <text:p>12.1999999999996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38563">
                <text:p>0.338563</text:p>
              </table:table-cell>
              <table:table-cell office:value-type="float" office:value="10.5999999999961">
                <text:p>10.5999999999961</text:p>
              </table:table-cell>
              <table:table-cell office:value-type="float" office:value="8.3999999999947">
                <text:p>8.3999999999947</text:p>
              </table:table-cell>
              <table:table-cell office:value-type="float" office:value="12.2999999999999">
                <text:p>12.2999999999999</text:p>
              </table:table-cell>
              <table:table-cell office:value-type="float" office:value="14.2000000000006">
                <text:p>14.20000000000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0288">
                <text:p>0.450288</text:p>
              </table:table-cell>
              <table:table-cell office:value-type="float" office:value="10.5999999999961">
                <text:p>10.5999999999961</text:p>
              </table:table-cell>
              <table:table-cell office:value-type="float" office:value="8.3999999999947">
                <text:p>8.3999999999947</text:p>
              </table:table-cell>
              <table:table-cell office:value-type="float" office:value="12.5000000000003">
                <text:p>12.5000000000003</text:p>
              </table:table-cell>
              <table:table-cell office:value-type="float" office:value="14.6999999999984">
                <text:p>14.69999999999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98883">
                <text:p>0.598883</text:p>
              </table:table-cell>
              <table:table-cell office:value-type="float" office:value="10.6999999999964">
                <text:p>10.6999999999964</text:p>
              </table:table-cell>
              <table:table-cell office:value-type="float" office:value="8.3999999999947">
                <text:p>8.3999999999947</text:p>
              </table:table-cell>
              <table:table-cell office:value-type="float" office:value="12.9000000000012">
                <text:p>12.9000000000012</text:p>
              </table:table-cell>
              <table:table-cell office:value-type="float" office:value="15.5000000000001">
                <text:p>15.50000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96514">
                <text:p>0.796514</text:p>
              </table:table-cell>
              <table:table-cell office:value-type="float" office:value="10.7999999999966">
                <text:p>10.7999999999966</text:p>
              </table:table-cell>
              <table:table-cell office:value-type="float" office:value="8.3999999999947">
                <text:p>8.3999999999947</text:p>
              </table:table-cell>
              <table:table-cell office:value-type="float" office:value="13.4999999999991">
                <text:p>13.4999999999991</text:p>
              </table:table-cell>
              <table:table-cell office:value-type="float" office:value="16.3999999999987">
                <text:p>16.39999999999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5936">
                <text:p>1.05936</text:p>
              </table:table-cell>
              <table:table-cell office:value-type="float" office:value="11.1000000000006">
                <text:p>11.1000000000006</text:p>
              </table:table-cell>
              <table:table-cell office:value-type="float" office:value="8.59999999999853">
                <text:p>8.59999999999853</text:p>
              </table:table-cell>
              <table:table-cell office:value-type="float" office:value="14.2000000000006">
                <text:p>14.2000000000006</text:p>
              </table:table-cell>
              <table:table-cell office:value-type="float" office:value="17.5000000000011">
                <text:p>17.50000000000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0895">
                <text:p>1.40895</text:p>
              </table:table-cell>
              <table:table-cell office:value-type="float" office:value="11.2999999999977">
                <text:p>11.2999999999977</text:p>
              </table:table-cell>
              <table:table-cell office:value-type="float" office:value="8.69999999999875">
                <text:p>8.69999999999875</text:p>
              </table:table-cell>
              <table:table-cell office:value-type="float" office:value="14.8999999999988">
                <text:p>14.8999999999988</text:p>
              </table:table-cell>
              <table:table-cell office:value-type="float" office:value="18.7000000000003">
                <text:p>18.70000000000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7391">
                <text:p>1.87391</text:p>
              </table:table-cell>
              <table:table-cell office:value-type="float" office:value="11.4999999999981">
                <text:p>11.4999999999981</text:p>
              </table:table-cell>
              <table:table-cell office:value-type="float" office:value="8.89999999999919">
                <text:p>8.89999999999919</text:p>
              </table:table-cell>
              <table:table-cell office:value-type="float" office:value="15.6000000000003">
                <text:p>15.6000000000003</text:p>
              </table:table-cell>
              <table:table-cell office:value-type="float" office:value="19.6999999999991">
                <text:p>19.69999999999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